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2.461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2.08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2.799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7.801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Blue_5f_Curve1-title">
      <style:graphic-properties fo:min-height="1.328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7.801cm" svg:x="0cm" svg:y="2.1cm" presentation:class="title" presentation:user-transformed="true">
          <draw:text-box>
            <text:p><text:span text:style-name="T1"><text:line-break/></text:span><text:span text:style-name="T1">Tape Equilibrium</text:span><text:span text:style-name="T1"><text:line-break/></text:span><text:span text:style-name="T1"><text:line-break/></text:span><text:span text:style-name="T1">Minimize the value |(A[0] + ... + A[P-1]) - (A[P] + ... + A[N-1])|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blem</text:p>
          </draw:text-box>
        </draw:frame>
        <draw:frame draw:style-name="gr2" draw:text-style-name="P2" draw:layer="layout" svg:width="27.94cm" svg:height="12.755cm" svg:x="0.06cm" svg:y="2.046cm">
          <draw:text-box>
            <text:p><text:span text:style-name="T2">A non-empty array A consisting of N integers is given. Array A represents numbers on a tape.</text:span></text:p>
            <text:p/>
            <text:p><text:span text:style-name="T2">Any integer P, such that 0 &lt; P &lt; N, splits this tape into two non-empty parts: </text:span></text:p>
            <text:p><text:span text:style-name="T2">A[0], A[1], … , A[P − 1] and A[P], A[P + 1], … , A[N − 1].</text:span></text:p>
            <text:p/>
            <text:p><text:span text:style-name="T2">The difference between the two parts is the value of: |(A[0] + A[1] + ... + A[P − 1]) − (A[P] + A[P + 1] + ... + A[N − 1])|</text:span></text:p>
            <text:p/>
            <text:p><text:span text:style-name="T2">In other words, it is the absolute difference between the sum of the first part and the sum of the second part.</text:span></text:p>
            <text:p/>
            <text:p><text:span text:style-name="T2">Write a function:</text:span></text:p>
            <text:p><text:span text:style-name="T2"><text:s text:c="4"/></text:span><text:span text:style-name="T2">def solution(A)</text:span></text:p>
            <text:p/>
            <text:p><text:span text:style-name="T2">that, given a non-empty array A of N integers, returns the minimal difference that can be achieved.</text:span></text:p>
            <text:p/>
            <text:p><text:span text:style-name="T2">Write an efficient algorithm for the following assumptions:</text:span></text:p>
            <text:p/>
            <text:p><text:span text:style-name="T2"><text:s text:c="8"/></text:span><text:span text:style-name="T2">N is an integer within the range [2..100,000];</text:span></text:p>
            <text:p><text:span text:style-name="T2"><text:s text:c="8"/></text:span><text:span text:style-name="T2">each element of array A is an integer within the range [−1,000..1,000].</text:span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Example</text:p>
          </draw:text-box>
        </draw:frame>
        <draw:frame draw:style-name="gr3" draw:text-style-name="P4" draw:layer="layout" svg:width="20.285cm" svg:height="12.338cm" svg:x="0.035cm" svg:y="2.04cm">
          <draw:text-box>
            <text:p text:style-name="P3">For example, consider array A such that:</text:p>
            <text:p text:style-name="P3"><text:s text:c="2"/>A[0] = 3</text:p>
            <text:p text:style-name="P3"><text:s text:c="2"/>A[1] = 1</text:p>
            <text:p text:style-name="P3"><text:s text:c="2"/>A[2] = 2</text:p>
            <text:p text:style-name="P3"><text:s text:c="2"/>A[3] = 4</text:p>
            <text:p text:style-name="P3"><text:s text:c="2"/>A[4] = 3</text:p>
            <text:p text:style-name="P3"/>
            <text:p text:style-name="P3">We can split this tape in four places:</text:p>
            <text:p text:style-name="P3"/>
            <text:p text:style-name="P3"><text:s text:c="8"/>P = 1, difference = |3 − 10| = 7</text:p>
            <text:p text:style-name="P3"><text:s text:c="8"/>P = 2, difference = |4 − 9| = 5</text:p>
            <text:p text:style-name="P3"><text:s text:c="8"/>P = 3, difference = |6 − 7| = 1</text:p>
            <text:p text:style-name="P3"><text:s text:c="8"/>P = 4, difference = |10 − 3| = 7</text:p>
            <text:p text:style-name="P3"/>
            <text:p text:style-name="P3">In this example, the function should return 1</text:p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Hint</text:p>
          </draw:text-box>
        </draw:frame>
        <draw:frame draw:style-name="gr4" draw:text-style-name="P2" draw:layer="layout" svg:width="26.67cm" svg:height="10.795cm" svg:x="0.635cm" svg:y="2.54cm">
          <draw:text-box>
            <text:p>A naive way to think how to solve this problem is to go through each element from second index to second last index, split the array into two parts: left and right and then compute the sum of both left side and right side to get the absolute difference for this split.</text:p>
            <text:p/>
            <text:p>But the way we optimize this code is to do away with the need to compute the sum of left side and right side again and again. </text:p>
            <text:p>In the a better approach, we change what we store in our left and right variable (viz integers, instead of lists).</text:p>
            <text:p>This is achieved by maintaining two integer variables as left and right that contain the current value of sum of left and right side.</text:p>
            <text:p>In each step, we update the values left and right by the amount of element which is changing the side from right to left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ode</text:p>
          </draw:text-box>
        </draw:frame>
        <draw:frame draw:style-name="gr5" draw:text-style-name="P2" draw:layer="layout" svg:width="25.4cm" svg:height="13.049cm" svg:x="0.635cm" svg:y="2.54cm">
          <draw:text-box>
            <text:p>def solution(A):</text:p>
            <text:p><text:s text:c="4"/>left = A[0]</text:p>
            <text:p><text:s text:c="4"/>right = sum(A) - A[0]</text:p>
            <text:p/>
            <text:p><text:s text:c="4"/>g_diff = abs(left - right)</text:p>
            <text:p/>
            <text:p><text:s text:c="4"/>for i in range(1, len(A) - 1):</text:p>
            <text:p><text:s text:c="8"/>left = left + A[i]</text:p>
            <text:p><text:s text:c="8"/>right = right - A[i]</text:p>
            <text:p><text:s text:c="8"/>l_diff = abs(left - right)</text:p>
            <text:p><text:s text:c="8"/>if (l_diff &lt; g_diff):</text:p>
            <text:p><text:s text:c="12"/>g_diff = l_diff </text:p>
            <text:p><text:s text:c="4"/></text:p>
            <text:p><text:s text:c="4"/>return g_diff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Time Complexity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O(n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9:03:46.086026604</meta:creation-date>
    <meta:editing-duration>PT23M</meta:editing-duration>
    <meta:editing-cycles>7</meta:editing-cycles>
    <meta:generator>LibreOffice/7.6.3.2$Linux_X86_64 LibreOffice_project/29d686fea9f6705b262d369fede658f824154cc0</meta:generator>
    <dc:title>Blue Curve</dc:title>
    <dc:date>2023-12-13T19:31:53.390895875</dc:date>
    <meta:document-statistic meta:object-count="58"/>
  </office:meta>
</office:document-meta>
</file>